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 style:list-style-name="L6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8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Standard" style:list-style-name="L9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10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margin-left="0.609cm" fo:margin-right="0cm" fo:text-align="justify" style:justify-single-word="false" fo:text-indent="0cm" style:auto-text-indent="false"/>
      <style:text-properties style:text-underline-style="none" fo:font-weight="bold" style:font-weight-asian="bold" style:font-weight-complex="bold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STORIA DE USUARIO</text:p>
      <text:p text:style-name="P4"/>
      <text:p text:style-name="P1"><text:span text:style-name="T1">BUSQUEDA</text:span>: <text:span text:style-name="T2">Como </text:span>usuario, quiero poder buscar a uno de mis pacientes en la agenda yendo directo al nombre. </text:p>
      <text:p text:style-name="P1"/>
      <text:p text:style-name="P1">Estimación:</text:p>
      <text:p text:style-name="P1">Prioridad:</text:p>
      <text:p text:style-name="P1">Dependiente de:</text:p>
      <text:p text:style-name="P1"/>
      <text:p text:style-name="P1">* Buscar un paciente inexistente saltando un mensaje de error.</text:p>
      <text:p text:style-name="P1"/>
      <text:p text:style-name="P1"/>
      <text:p text:style-name="P1"><text:span text:style-name="T1">ORDENACIÓN</text:span>: Yo como usuario, deseo tener la lista de mis pacientes ordenada alfabéticamente de A a Z o de Z a A, según lo elija.</text:p>
      <text:p text:style-name="P1"/>
      <text:p text:style-name="P1">Estimación:</text:p>
      <text:p text:style-name="P1">Prioridad:</text:p>
      <text:p text:style-name="P1">Dependiente de:</text:p>
      <text:p text:style-name="P1"/>
      <text:p text:style-name="P1">* </text:p>
      <text:p text:style-name="P1"/>
      <text:p text:style-name="P1"/>
      <text:p text:style-name="P1"><text:span text:style-name="T1">INSERTAR/MODIFICAR/BORRAR</text:span>: <text:span text:style-name="T2">Como</text:span> usuario, necesito poder insertar nuevos pacientes rellenando sus datos, borrar antiguos pacientes y la capacidad de poder modificar los datos de los actuales.</text:p>
      <text:p text:style-name="P1"/>
      <text:p text:style-name="P1">Estimación:</text:p>
      <text:p text:style-name="P1">Prioridad:</text:p>
      <text:p text:style-name="P1">Dependiente de:</text:p>
      <text:p text:style-name="P1"/>
      <text:p text:style-name="P1">* Evitar la introducción de caracteres erróneos, en caso de que esto ocurra se mostrará un mensaje de error.</text:p>
      <text:p text:style-name="P1">* Al insertar un nuevo paciente, deberá comprobarse que no exista en la agenda, en caso contrarío no lo incluirá, mostrando un mensaje informativo.</text:p>
      <text:p text:style-name="P1">* Al modificar un paciente, deberá comprobar la existencia de éste, en caso contrario no lo modificará nada, mostrando un mensaje de error.</text:p>
      <text:p text:style-name="P1">* Al borrar un paciente, deberá comprobar la existencia de éste, en caso contrario no borrará nada, mostrando un mensaje de error.</text:p>
      <text:p text:style-name="P1">* Mensaje de confirmación al intentar borrar un paciente, evitando accidentes.</text:p>
      <text:p text:style-name="P1">* En la introducción de un nuevo paciente, se llamará a la función de ordenación para situarlo adecuadamente en la agenda.</text:p>
      <text:p text:style-name="P1"/>
      <text:p text:style-name="P1"/>
      <text:p text:style-name="P8">IMPRIMIR<text:span text:style-name="T4">: Como usuario, busco poder imprimir mi agenda de contactos con la mejor presentación posible, en formato de texto plano o HTML.</text:span></text:p>
      <text:p text:style-name="P8"><text:span text:style-name="T3"/></text:p>
      <text:p text:style-name="P1">Estimación:</text:p>
      <text:p text:style-name="P1">Prioridad:</text:p>
      <text:p text:style-name="P5"><text:span text:style-name="T4">Dependiente de:</text:span></text:p>
      <text:p text:style-name="P2"/>
      <text:p text:style-name="P5">* </text:p>
      <text:p text:style-name="P2"/>
      <text:p text:style-name="P4"><text:soft-page-break/>CASOS DE USO</text:p>
      <text:p text:style-name="P3"/>
      <text:p text:style-name="P8">Caso de uso:<text:span text:style-name="T4"> búsqueda de un paciente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8">Ámbito: <text:span text:style-name="T4">ordenador local.</text:span></text:p>
      <text:p text:style-name="P8">Escenario principal de éxito: </text:p>
      <text:list xml:id="list1871707343967483228" text:style-name="L3">
        <text:list-item>
          <text:p text:style-name="P6">El cliente introducirá el comando de búsqueda.</text:p>
        </text:list-item>
        <text:list-item>
          <text:p text:style-name="P6">El cliente introducirá el nombre del paciente existente.</text:p>
        </text:list-item>
        <text:list-item>
          <text:p text:style-name="P6">El sistema devolverá por pantalla los datos y toda la información del paciente.</text:p>
        </text:list-item>
      </text:list>
      <text:p text:style-name="P8">Escenarios alternativos: </text:p>
      <text:p text:style-name="P13"><text:span text:style-name="T4">2a. <text:s/>El cliente introduce el nombre de un paciente inexistente.</text:span></text:p>
      <text:p text:style-name="P14">3a. <text:s/>El sistema devuelve un mensaje de error, informando de que el cliente no existe.</text:p>
      <text:p text:style-name="P5"/>
      <text:p text:style-name="P5"/>
      <text:p text:style-name="P8">Caso de uso:<text:span text:style-name="T4"> ordenación de los pacientes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8">Ámbito: <text:span text:style-name="T4">ordenador local.</text:span></text:p>
      <text:p text:style-name="P8">Escenario principal de éxito:</text:p>
      <text:list xml:id="list7161257852082363304" text:style-name="L5">
        <text:list-item>
          <text:p text:style-name="P7">El cliente introducirá el comando de ordenación de A a Z.</text:p>
        </text:list-item>
        <text:list-item>
          <text:p text:style-name="P7">El sistema devolverá por pantalla la lista de pacientes ordenada de A a Z.</text:p>
        </text:list-item>
      </text:list>
      <text:p text:style-name="P8">Escenarios alternativos:</text:p>
      <text:p text:style-name="P14">1a. <text:s/>El cliente introducirá el comando de ordenación de Z a A.</text:p>
      <text:p text:style-name="P14">2a. <text:s/>El sistema devolverá por pantalla la lista de pacientes ordenada de Z a A.</text:p>
      <text:p text:style-name="P14"/>
      <text:p text:style-name="P14"/>
      <text:p text:style-name="P8">Caso de uso:<text:span text:style-name="T4"> inserción de paciente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15">Ámbito: <text:span text:style-name="T4">ordenador local.</text:span></text:p>
      <text:p text:style-name="P8">Escenario principal de éxito:</text:p>
      <text:list xml:id="list829467074235856960" text:style-name="L6">
        <text:list-item>
          <text:p text:style-name="P9"><text:span text:style-name="T4">El cliente introducirá el comando de inserción.</text:span></text:p>
        </text:list-item>
        <text:list-item>
          <text:p text:style-name="P9"><text:span text:style-name="T4">El cliente introducirá los datos del paciente correctamente.</text:span></text:p>
        </text:list-item>
      </text:list>
      <text:list xml:id="list39611416" text:continue-list="list7161257852082363304" text:style-name="L5">
        <text:list-item>
          <text:p text:style-name="P7">El sistema guardará y ordenará el nuevo paciente.</text:p>
        </text:list-item>
      </text:list>
      <text:p text:style-name="P8">Escenarios alternativos:</text:p>
      <text:p text:style-name="P14">2a. <text:s/>El cliente introducirá los datos del paciente incorrectamente.</text:p>
      <text:p text:style-name="P14">3a. <text:s/>El sistema devolverá por pantalla un aviso de error.</text:p>
      <text:p text:style-name="P14"/>
      <text:p text:style-name="P14"/>
      <text:p text:style-name="P8">Caso de uso:<text:span text:style-name="T4"> modificación de paciente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15">Ámbito: <text:span text:style-name="T4">ordenador local.</text:span></text:p>
      <text:p text:style-name="P8">Escenario principal de éxito:</text:p>
      <text:list xml:id="list2070616629840120661" text:style-name="L8">
        <text:list-item>
          <text:p text:style-name="P10"><text:span text:style-name="T4">El cliente introducirá el comando de modificación.</text:span></text:p>
        </text:list-item>
        <text:list-item>
          <text:p text:style-name="P10"><text:span text:style-name="T4">El cliente introducirá los nuevos datos del paciente correctamente.</text:span></text:p>
        </text:list-item>
        <text:list-item>
          <text:p text:style-name="P10"><text:span text:style-name="T4">El sistema guardará y ordenará el paciente modificado.</text:span></text:p>
        </text:list-item>
      </text:list>
      <text:p text:style-name="P8"><text:soft-page-break/>Escenarios alternativos:</text:p>
      <text:p text:style-name="P14">2a. <text:s/>El cliente introducirá los nuevos datos del paciente incorrectamente.</text:p>
      <text:p text:style-name="P14">3a. <text:s/>El sistema devolverá por pantalla un aviso de error.</text:p>
      <text:p text:style-name="P14"/>
      <text:p text:style-name="P14"/>
      <text:p text:style-name="P8">Caso de uso:<text:span text:style-name="T4"> borrado de paciente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15">Ámbito: <text:span text:style-name="T4">ordenador local.</text:span></text:p>
      <text:p text:style-name="P8">Escenario principal de éxito:</text:p>
      <text:list xml:id="list2455192679501544276" text:style-name="L9">
        <text:list-item>
          <text:p text:style-name="P11"><text:span text:style-name="T4">El cliente introducirá el comando de borrado.</text:span></text:p>
        </text:list-item>
        <text:list-item>
          <text:p text:style-name="P11"><text:span text:style-name="T4">El cliente introducirá el nombre paciente a borrar correctamente.</text:span></text:p>
        </text:list-item>
        <text:list-item>
          <text:p text:style-name="P11"><text:span text:style-name="T4">El sistema guardará y ordenará la agenda sin el paciente borrado.</text:span></text:p>
        </text:list-item>
      </text:list>
      <text:p text:style-name="P8">Escenarios alternativos:</text:p>
      <text:p text:style-name="P14">2a. <text:s/>El cliente introducirá el nombre del paciente a borrar incorrectamente.</text:p>
      <text:p text:style-name="P14">3a. <text:s/>El sistema devolverá por pantalla un aviso de error.</text:p>
      <text:p text:style-name="P14"/>
      <text:p text:style-name="P8">Caso de uso: <text:span text:style-name="T4">impresión de la agenda.</text:span></text:p>
      <text:p text:style-name="P8">Actor principal: <text:span text:style-name="T4">cliente.</text:span></text:p>
      <text:p text:style-name="P8">Actores de soporte: <text:span text:style-name="T4">ninguno.</text:span></text:p>
      <text:p text:style-name="P8">Nivel: <text:span text:style-name="T4">usuario.</text:span></text:p>
      <text:p text:style-name="P15">Ámbito: <text:span text:style-name="T4">ordenador local e impresora.</text:span></text:p>
      <text:p text:style-name="P8">Escenario principal de éxito:</text:p>
      <text:list xml:id="list1969261319646739187" text:style-name="L10">
        <text:list-item>
          <text:p text:style-name="P12"><text:span text:style-name="T4">El cliente introducirá el comando de impresión.</text:span></text:p>
        </text:list-item>
        <text:list-item>
          <text:p text:style-name="P12"><text:span text:style-name="T4">El cliente elegirá el formato de texto plano.</text:span></text:p>
        </text:list-item>
        <text:list-item>
          <text:p text:style-name="P12"><text:span text:style-name="T4">El sistema mandará la orden a la impresora.</text:span></text:p>
        </text:list-item>
      </text:list>
      <text:p text:style-name="P8">Escenarios alternativos:</text:p>
      <text:p text:style-name="P14">2a. <text:s/>El cliente elegirá el formato de HTML.</text:p>
      <text:p text:style-name="P14">3a. <text:s/>El sistema mandará la orden a la impres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8:39:19.23</meta:creation-date>
    <dc:date>2014-11-11T19:45:16.93</dc:date>
    <meta:editing-duration>PT50M40S</meta:editing-duration>
    <meta:editing-cycles>19</meta:editing-cycles>
    <meta:generator>OpenOffice.org/3.4.1$Win32 OpenOffice.org_project/341m1$Build-9593</meta:generator>
    <meta:document-statistic meta:table-count="0" meta:image-count="0" meta:object-count="0" meta:page-count="3" meta:paragraph-count="98" meta:word-count="689" meta:character-count="4379"/>
  </office:meta>
</office:document-meta>
</file>